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66in"/>
    </style:style>
    <style:style style:name="co2" style:family="table-column">
      <style:table-column-properties fo:break-before="auto" style:column-width="1.53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5693in"/>
    </style:style>
    <style:style style:name="co5" style:family="table-column">
      <style:table-column-properties fo:break-before="auto" style:column-width="1.25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1.1409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2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 style:data-style-name="N11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Liberation Sans" style:font-name-asian="WenQuanYi Micro Hei" style:font-name-complex="Free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</style:style>
    <style:style style:name="ce25" style:family="table-cell" style:parent-style-name="Default" style:data-style-name="N11">
      <style:table-cell-properties fo:border="none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style-name="gr1" svg:width="5.4492in" svg:height="3.065in" svg:x="0.2902in" svg:y="2.4661in">
            <draw:object draw:notify-on-update-of-ranges="'C vs. ASM'.B36:'C vs. ASM'.B36 'C vs. ASM'.B37:'C vs. ASM'.B37 'C vs. ASM'.C36:'C vs. ASM'.C36 'C vs. ASM'.C37:'C vs. ASM'.C37 'C vs. ASM'.D36:'C vs. ASM'.D36 'C vs. ASM'.D37:'C vs. ASM'.D37 'C vs. ASM'.E36:'C vs. ASM'.E36 'C vs. ASM'.E37:'C vs. ASM'.E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5" table:number-rows-spanned="2">
            <text:p>BANDAS Saltos condicionales: 10 ejecuciones – Input: lena.bmp</text:p>
          </table:table-cell>
          <table:covered-table-cell table:number-columns-repeated="4"/>
          <table:table-cell table:number-columns-repeated="9"/>
        </table:table-row>
        <table:table-row table:style-name="ro1">
          <table:covered-table-cell table:style-name="ce2"/>
          <table:covered-table-cell table:number-columns-repeated="4"/>
          <table:table-cell table:number-columns-repeated="9"/>
        </table:table-row>
        <table:table-row table:style-name="ro1">
          <table:table-cell table:style-name="ce3" office:value-type="string" table:number-columns-spanned="4" table:number-rows-spanned="1">
            <text:p>Mediciones</text:p>
          </table:table-cell>
          <table:covered-table-cell table:number-columns-repeated="3" table:style-name="ce12"/>
          <table:table-cell table:style-name="ce12" table:number-columns-repeated="2"/>
          <table:table-cell table:number-columns-repeated="8"/>
        </table:table-row>
        <table:table-row table:style-name="ro1">
          <table:table-cell table:style-name="ce4" office:value-type="string" table:number-columns-spanned="2" table:number-rows-spanned="1">
            <text:p>Con saltos</text:p>
          </table:table-cell>
          <table:covered-table-cell table:style-name="ce13"/>
          <table:table-cell table:style-name="ce4" office:value-type="string" table:number-columns-spanned="2" table:number-rows-spanned="1">
            <text:p>Sin saltos</text:p>
          </table:table-cell>
          <table:covered-table-cell table:style-name="ce13"/>
          <table:table-cell table:style-name="ce13" table:number-columns-repeated="2"/>
          <table:table-cell table:number-columns-repeated="8"/>
        </table:table-row>
        <table:table-row table:style-name="ro1">
          <table:table-cell table:style-name="ce5" office:value-type="string">
            <text:p>O0</text:p>
          </table:table-cell>
          <table:table-cell table:style-name="ce5" office:value-type="string">
            <text:p>O1</text:p>
          </table:table-cell>
          <table:table-cell table:style-name="ce5" office:value-type="string">
            <text:p>O0</text:p>
          </table:table-cell>
          <table:table-cell table:style-name="ce5" office:value-type="string">
            <text:p>O1</text:p>
          </table:table-cell>
          <table:table-cell table:number-columns-repeated="10"/>
        </table:table-row>
        <table:table-row table:style-name="ro1">
          <table:table-cell office:value-type="float" office:value="9227040">
            <text:p>9227040</text:p>
          </table:table-cell>
          <table:table-cell office:value-type="float" office:value="5979704">
            <text:p>5979704</text:p>
          </table:table-cell>
          <table:table-cell office:value-type="float" office:value="2935544">
            <text:p>2935544</text:p>
          </table:table-cell>
          <table:table-cell office:value-type="float" office:value="902552">
            <text:p>902552</text:p>
          </table:table-cell>
          <table:table-cell table:number-columns-repeated="10"/>
        </table:table-row>
        <table:table-row table:style-name="ro1">
          <table:table-cell office:value-type="float" office:value="9205524">
            <text:p>9205524</text:p>
          </table:table-cell>
          <table:table-cell office:value-type="float" office:value="7383824">
            <text:p>7383824</text:p>
          </table:table-cell>
          <table:table-cell office:value-type="float" office:value="2936248">
            <text:p>2936248</text:p>
          </table:table-cell>
          <table:table-cell office:value-type="float" office:value="913700">
            <text:p>913700</text:p>
          </table:table-cell>
          <table:table-cell table:number-columns-repeated="10"/>
        </table:table-row>
        <table:table-row table:style-name="ro1">
          <table:table-cell office:value-type="float" office:value="9234740">
            <text:p>9234740</text:p>
          </table:table-cell>
          <table:table-cell office:value-type="float" office:value="7274680">
            <text:p>7274680</text:p>
          </table:table-cell>
          <table:table-cell office:value-type="float" office:value="2931016">
            <text:p>2931016</text:p>
          </table:table-cell>
          <table:table-cell office:value-type="float" office:value="904800">
            <text:p>904800</text:p>
          </table:table-cell>
          <table:table-cell table:number-columns-repeated="10"/>
        </table:table-row>
        <table:table-row table:style-name="ro1">
          <table:table-cell office:value-type="float" office:value="9307160">
            <text:p>9307160</text:p>
          </table:table-cell>
          <table:table-cell office:value-type="float" office:value="8369488">
            <text:p>8369488</text:p>
          </table:table-cell>
          <table:table-cell office:value-type="float" office:value="2959656">
            <text:p>2959656</text:p>
          </table:table-cell>
          <table:table-cell office:value-type="float" office:value="948784">
            <text:p>948784</text:p>
          </table:table-cell>
          <table:table-cell table:number-columns-repeated="10"/>
        </table:table-row>
        <table:table-row table:style-name="ro1">
          <table:table-cell office:value-type="float" office:value="9246424">
            <text:p>9246424</text:p>
          </table:table-cell>
          <table:table-cell office:value-type="float" office:value="7169448">
            <text:p>7169448</text:p>
          </table:table-cell>
          <table:table-cell office:value-type="float" office:value="2936528">
            <text:p>2936528</text:p>
          </table:table-cell>
          <table:table-cell office:value-type="float" office:value="904748">
            <text:p>904748</text:p>
          </table:table-cell>
          <table:table-cell table:number-columns-repeated="10"/>
        </table:table-row>
        <table:table-row table:style-name="ro1">
          <table:table-cell office:value-type="float" office:value="9211496">
            <text:p>9211496</text:p>
          </table:table-cell>
          <table:table-cell office:value-type="float" office:value="3844520">
            <text:p>3844520</text:p>
          </table:table-cell>
          <table:table-cell office:value-type="float" office:value="2936568">
            <text:p>2936568</text:p>
          </table:table-cell>
          <table:table-cell office:value-type="float" office:value="905060">
            <text:p>905060</text:p>
          </table:table-cell>
          <table:table-cell table:number-columns-repeated="10"/>
        </table:table-row>
        <table:table-row table:style-name="ro1">
          <table:table-cell office:value-type="float" office:value="9214812">
            <text:p>9214812</text:p>
          </table:table-cell>
          <table:table-cell office:value-type="float" office:value="4057768">
            <text:p>4057768</text:p>
          </table:table-cell>
          <table:table-cell office:value-type="float" office:value="2961284">
            <text:p>2961284</text:p>
          </table:table-cell>
          <table:table-cell office:value-type="float" office:value="905028">
            <text:p>905028</text:p>
          </table:table-cell>
          <table:table-cell table:number-columns-repeated="10"/>
        </table:table-row>
        <table:table-row table:style-name="ro1">
          <table:table-cell office:value-type="float" office:value="9609852">
            <text:p>9609852</text:p>
          </table:table-cell>
          <table:table-cell office:value-type="float" office:value="4305188">
            <text:p>4305188</text:p>
          </table:table-cell>
          <table:table-cell office:value-type="float" office:value="2935108">
            <text:p>2935108</text:p>
          </table:table-cell>
          <table:table-cell office:value-type="float" office:value="905108">
            <text:p>905108</text:p>
          </table:table-cell>
          <table:table-cell table:number-columns-repeated="10"/>
        </table:table-row>
        <table:table-row table:style-name="ro1">
          <table:table-cell office:value-type="float" office:value="9627316">
            <text:p>9627316</text:p>
          </table:table-cell>
          <table:table-cell office:value-type="float" office:value="7271656">
            <text:p>7271656</text:p>
          </table:table-cell>
          <table:table-cell office:value-type="float" office:value="2953648">
            <text:p>2953648</text:p>
          </table:table-cell>
          <table:table-cell office:value-type="float" office:value="905020">
            <text:p>905020</text:p>
          </table:table-cell>
          <table:table-cell table:number-columns-repeated="2"/>
          <table:table-cell table:style-name="ce20" table:number-columns-spanned="3" table:number-rows-spanned="1"/>
          <table:covered-table-cell table:number-columns-repeated="2" table:style-name="ce19"/>
          <table:table-cell table:number-columns-repeated="5"/>
        </table:table-row>
        <table:table-row table:style-name="ro1">
          <table:table-cell table:number-columns-repeated="6"/>
          <table:table-cell table:style-name="ce19"/>
          <table:table-cell table:style-name="ce23"/>
          <table:table-cell table:style-name="ce21"/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 table:number-columns-repeated="6"/>
          <table:table-cell table:style-name="ce21"/>
          <table:table-cell table:style-name="ce24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ce22"/>
          <table:table-cell table:style-name="ce2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26"/>
          <table:table-cell table:number-columns-repeated="3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table:style-name="ce2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6" office:value-type="string" table:number-columns-spanned="5" table:number-rows-spanned="1">
            <text:p>Promedios</text:p>
          </table:table-cell>
          <table:covered-table-cell table:style-name="ce6"/>
          <table:covered-table-cell table:number-columns-repeated="2" table:style-name="ce17"/>
          <table:covered-table-cell table:style-name="ce19"/>
          <table:table-cell table:number-columns-repeated="9"/>
        </table:table-row>
        <table:table-row table:style-name="ro1">
          <table:table-cell table:style-name="ce7"/>
          <table:table-cell table:style-name="ce5" office:value-type="string">
            <text:p>Con saltos O0</text:p>
          </table:table-cell>
          <table:table-cell table:style-name="ce5" office:value-type="string">
            <text:p>Con saltos O1</text:p>
          </table:table-cell>
          <table:table-cell table:style-name="ce5" office:value-type="string">
            <text:p>Sin saltos O0</text:p>
          </table:table-cell>
          <table:table-cell table:style-name="ce5" office:value-type="string">
            <text:p>Sin saltos O1</text:p>
          </table:table-cell>
          <table:table-cell table:number-columns-repeated="9"/>
        </table:table-row>
        <table:table-row table:style-name="ro1">
          <table:table-cell table:style-name="ce6" office:value-type="string">
            <text:p>Ciclos</text:p>
          </table:table-cell>
          <table:table-cell table:style-name="ce14" table:formula="of:=AVERAGE([.A6:.A14])" office:value-type="float" office:value="9320484.88888889">
            <text:p>9,320,485 </text:p>
          </table:table-cell>
          <table:table-cell table:style-name="ce14" table:formula="of:=AVERAGE([.B6:.B14])" office:value-type="float" office:value="6184030.66666667">
            <text:p>6,184,031 </text:p>
          </table:table-cell>
          <table:table-cell table:style-name="ce14" table:formula="of:=AVERAGE([.C6:.C14])" office:value-type="float" office:value="2942844.44444444">
            <text:p>2,942,844 </text:p>
          </table:table-cell>
          <table:table-cell table:style-name="ce14" table:formula="of:=AVERAGE([.D6:.D14])" office:value-type="float" office:value="910533.333333333">
            <text:p>910,533 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table:number-columns-spanned="5" table:number-rows-spanned="1">
            <text:p>Diferencias vs. asm</text:p>
          </table:table-cell>
          <table:covered-table-cell table:style-name="ce6"/>
          <table:covered-table-cell table:number-columns-repeated="2" table:style-name="ce17"/>
          <table:covered-table-cell table:style-name="ce19"/>
          <table:table-cell table:number-columns-repeated="3"/>
          <table:table-cell table:style-name="ce3" office:value-type="string" table:number-columns-spanned="4" table:number-rows-spanned="1">
            <text:p>Varianza</text:p>
          </table:table-cell>
          <table:covered-table-cell table:number-columns-repeated="3" table:style-name="ce12"/>
          <table:table-cell table:number-columns-repeated="2"/>
        </table:table-row>
        <table:table-row table:style-name="ro1">
          <table:table-cell table:style-name="ce8"/>
          <table:table-cell table:style-name="ce5" office:value-type="string">
            <text:p>Con saltos O0</text:p>
          </table:table-cell>
          <table:table-cell table:style-name="ce5" office:value-type="string">
            <text:p>Con saltos O1</text:p>
          </table:table-cell>
          <table:table-cell table:style-name="ce5" office:value-type="string">
            <text:p>Sin saltos O0</text:p>
          </table:table-cell>
          <table:table-cell table:style-name="ce5" office:value-type="string">
            <text:p>Sin saltos O1</text:p>
          </table:table-cell>
          <table:table-cell table:number-columns-repeated="3"/>
          <table:table-cell table:style-name="ce4" office:value-type="string" table:number-columns-spanned="2" table:number-rows-spanned="1">
            <text:p>Con saltos</text:p>
          </table:table-cell>
          <table:covered-table-cell table:style-name="ce13"/>
          <table:table-cell table:style-name="ce4" office:value-type="string" table:number-columns-spanned="2" table:number-rows-spanned="1">
            <text:p>Sin saltos</text:p>
          </table:table-cell>
          <table:covered-table-cell table:style-name="ce13"/>
          <table:table-cell table:number-columns-repeated="2"/>
        </table:table-row>
        <table:table-row table:style-name="ro1">
          <table:table-cell table:style-name="ce9" office:value-type="string">
            <text:p>Δciclos</text:p>
          </table:table-cell>
          <table:table-cell table:style-name="ce15" office:value-type="float" office:value="0">
            <text:p>0</text:p>
          </table:table-cell>
          <table:table-cell table:style-name="ce18" table:formula="of:=+[.B37]-[.C37]" office:value-type="float" office:value="3136454.22222222">
            <text:p>3,136,454</text:p>
          </table:table-cell>
          <table:table-cell table:style-name="ce15" table:formula="of:=+[.B37]-[.D37]" office:value-type="float" office:value="6377640.44444444">
            <text:p>6,377,640</text:p>
          </table:table-cell>
          <table:table-cell table:style-name="ce15" table:formula="of:=+[.B37]-[.E37]" office:value-type="float" office:value="8409951.55555556">
            <text:p>8,409,952</text:p>
          </table:table-cell>
          <table:table-cell table:number-columns-repeated="3"/>
          <table:table-cell table:style-name="ce5" office:value-type="string">
            <text:p>sin opt</text:p>
          </table:table-cell>
          <table:table-cell table:style-name="ce5" office:value-type="string">
            <text:p>O1</text:p>
          </table:table-cell>
          <table:table-cell table:style-name="ce5" office:value-type="string">
            <text:p>sin opt</text:p>
          </table:table-cell>
          <table:table-cell table:style-name="ce5" office:value-type="string">
            <text:p>O1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Δ%</text:p>
          </table:table-cell>
          <table:table-cell table:style-name="ce16" office:value-type="percentage" office:value="0">
            <text:p>0.00%</text:p>
          </table:table-cell>
          <table:table-cell table:style-name="ce16" table:formula="of:=+[.C41]/[.B37]" office:value-type="percentage" office:value="0.336511915379128">
            <text:p>33.65%</text:p>
          </table:table-cell>
          <table:table-cell table:style-name="ce16" table:formula="of:=+[.D41]/[.B37]" office:value-type="percentage" office:value="0.684260585202744">
            <text:p>68.43%</text:p>
          </table:table-cell>
          <table:table-cell table:style-name="ce16" table:formula="of:=+[.E41]/[.B37]" office:value-type="percentage" office:value="0.90230837298832">
            <text:p>90.23%</text:p>
          </table:table-cell>
          <table:table-cell table:number-columns-repeated="3"/>
          <table:table-cell table:formula="of:=(+[.A6]-[.B$37])*(+[.A6]-[.B$37])" office:value-type="float" office:value="8731947259.45663">
            <text:p>8731947259.45663</text:p>
          </table:table-cell>
          <table:table-cell table:formula="of:=(+[.B6]-[.C$37])*(+[.B6]-[.C$37])" office:value-type="float" office:value="41749386711.1112">
            <text:p>41749386711.1112</text:p>
          </table:table-cell>
          <table:table-cell table:formula="of:=(+[.C6]-[.D$37])*(+[.C6]-[.D$37])" office:value-type="float" office:value="53296489.0864205">
            <text:p>53296489.0864205</text:p>
          </table:table-cell>
          <table:table-cell table:formula="of:=(+[.D6]-[.E$37])*(+[.D6]-[.E$37])" office:value-type="float" office:value="63701681.7777784">
            <text:p>63701681.7777784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(+[.A7]-[.B$37])*(+[.A7]-[.B$37])" office:value-type="float" office:value="13216005974.1233">
            <text:p>13216005974.1233</text:p>
          </table:table-cell>
          <table:table-cell table:formula="of:=(+[.B7]-[.C$37])*(+[.B7]-[.C$37])" office:value-type="float" office:value="1439504042711.11">
            <text:p>1439504042711.11</text:p>
          </table:table-cell>
          <table:table-cell table:formula="of:=(+[.C7]-[.D$37])*(+[.C7]-[.D$37])" office:value-type="float" office:value="43513079.3086427">
            <text:p>43513079.3086427</text:p>
          </table:table-cell>
          <table:table-cell table:formula="of:=(+[.D7]-[.E$37])*(+[.D7]-[.E$37])" office:value-type="float" office:value="10027777.7777775">
            <text:p>10027777.7777775</text:p>
          </table:table-cell>
          <table:table-cell table:number-columns-repeated="2"/>
        </table:table-row>
        <table:table-row table:style-name="ro1">
          <table:table-cell table:style-name="ce11" office:value-type="string" table:number-columns-spanned="5" table:number-rows-spanned="1">
            <text:p>Varianza</text:p>
          </table:table-cell>
          <table:covered-table-cell table:style-name="ce6"/>
          <table:covered-table-cell table:number-columns-repeated="2" table:style-name="ce17"/>
          <table:covered-table-cell table:style-name="ce19"/>
          <table:table-cell table:number-columns-repeated="3"/>
          <table:table-cell table:formula="of:=(+[.A8]-[.B$37])*(+[.A8]-[.B$37])" office:value-type="float" office:value="7352185970.56776">
            <text:p>7352185970.56776</text:p>
          </table:table-cell>
          <table:table-cell table:formula="of:=(+[.B8]-[.C$37])*(+[.B8]-[.C$37])" office:value-type="float" office:value="1189515968300.44">
            <text:p>1189515968300.44</text:p>
          </table:table-cell>
          <table:table-cell table:formula="of:=(+[.C8]-[.D$37])*(+[.C8]-[.D$37])" office:value-type="float" office:value="139912097.97531">
            <text:p>139912097.97531</text:p>
          </table:table-cell>
          <table:table-cell table:formula="of:=(+[.D8]-[.E$37])*(+[.D8]-[.E$37])" office:value-type="float" office:value="32871111.1111116">
            <text:p>32871111.1111116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5" office:value-type="string">
            <text:p>Con saltos O0</text:p>
          </table:table-cell>
          <table:table-cell table:style-name="ce5" office:value-type="string">
            <text:p>Con saltos O1</text:p>
          </table:table-cell>
          <table:table-cell table:style-name="ce5" office:value-type="string">
            <text:p>Sin saltos O0</text:p>
          </table:table-cell>
          <table:table-cell table:style-name="ce5" office:value-type="string">
            <text:p>Sin saltos O1</text:p>
          </table:table-cell>
          <table:table-cell table:number-columns-repeated="3"/>
          <table:table-cell table:formula="of:=(+[.A9]-[.B$37])*(+[.A9]-[.B$37])" office:value-type="float" office:value="177552663.901213">
            <text:p>177552663.901213</text:p>
          </table:table-cell>
          <table:table-cell table:formula="of:=(+[.B9]-[.C$37])*(+[.B9]-[.C$37])" office:value-type="float" office:value="4776223755820.44">
            <text:p>4776223755820.44</text:p>
          </table:table-cell>
          <table:table-cell table:formula="of:=(+[.C9]-[.D$37])*(+[.C9]-[.D$37])" office:value-type="float" office:value="282628400.197529">
            <text:p>282628400.197529</text:p>
          </table:table-cell>
          <table:table-cell table:formula="of:=(+[.D9]-[.E$37])*(+[.D9]-[.E$37])" office:value-type="float" office:value="1463113500.44444">
            <text:p>1463113500.44444</text:p>
          </table:table-cell>
          <table:table-cell table:number-columns-repeated="2"/>
        </table:table-row>
        <table:table-row table:style-name="ro1">
          <table:table-cell table:style-name="ce9" office:value-type="string">
            <text:p>Varianza</text:p>
          </table:table-cell>
          <table:table-cell table:style-name="ce14" table:formula="of:=AVERAGE([.I42:.I50])" office:value-type="float" office:value="26209633357.4321">
            <text:p>26,209,633,357 </text:p>
          </table:table-cell>
          <table:table-cell table:style-name="ce14" table:formula="of:=AVERAGE([.J42:.J50])" office:value-type="float" office:value="2569480243697.78">
            <text:p>2,569,480,243,698 </text:p>
          </table:table-cell>
          <table:table-cell table:style-name="ce14" table:formula="of:=AVERAGE([.K42:.K50])" office:value-type="float" office:value="123914209.580247">
            <text:p>123,914,210 </text:p>
          </table:table-cell>
          <table:table-cell table:style-name="ce14" table:formula="of:=AVERAGE([.L42:.L50])" office:value-type="float" office:value="191475701.333333">
            <text:p>191,475,701 </text:p>
          </table:table-cell>
          <table:table-cell table:number-columns-repeated="3"/>
          <table:table-cell table:formula="of:=(+[.A10]-[.B$37])*(+[.A10]-[.B$37])" office:value-type="float" office:value="5485015263.01222">
            <text:p>5485015263.01222</text:p>
          </table:table-cell>
          <table:table-cell table:formula="of:=(+[.B10]-[.C$37])*(+[.B10]-[.C$37])" office:value-type="float" office:value="971047320833.777">
            <text:p>971047320833.777</text:p>
          </table:table-cell>
          <table:table-cell table:formula="of:=(+[.C10]-[.D$37])*(+[.C10]-[.D$37])" office:value-type="float" office:value="39897470.4197537">
            <text:p>39897470.4197537</text:p>
          </table:table-cell>
          <table:table-cell table:formula="of:=(+[.D10]-[.E$37])*(+[.D10]-[.E$37])" office:value-type="float" office:value="33470081.7777782">
            <text:p>33470081.7777782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esv Standar</text:p>
          </table:table-cell>
          <table:table-cell table:style-name="ce16" table:formula="of:=(SQRT([.B46])*100)/[.B46]" office:value-type="percentage" office:value="0.000617688516127659">
            <text:p>0.06%</text:p>
          </table:table-cell>
          <table:table-cell table:style-name="ce16" table:formula="of:=(SQRT([.C46])*100)/[.C46]" office:value-type="percentage" office:value="0.0000623845947983458">
            <text:p>0.01%</text:p>
          </table:table-cell>
          <table:table-cell table:style-name="ce16" table:formula="of:=(SQRT([.D46])*100)/[.D46]" office:value-type="percentage" office:value="0.00898337324936129">
            <text:p>0.90%</text:p>
          </table:table-cell>
          <table:table-cell table:style-name="ce16" table:formula="of:=(SQRT([.E46])*100)/[.E46]" office:value-type="percentage" office:value="0.00722675223664217">
            <text:p>0.72%</text:p>
          </table:table-cell>
          <table:table-cell table:number-columns-repeated="3"/>
          <table:table-cell table:formula="of:=(+[.A11]-[.B$37])*(+[.A11]-[.B$37])" office:value-type="float" office:value="11878577901.2344">
            <text:p>11878577901.2344</text:p>
          </table:table-cell>
          <table:table-cell table:formula="of:=(+[.B11]-[.C$37])*(+[.B11]-[.C$37])" office:value-type="float" office:value="5473310159447.11">
            <text:p>5473310159447.11</text:p>
          </table:table-cell>
          <table:table-cell table:formula="of:=(+[.C11]-[.D$37])*(+[.C11]-[.D$37])" office:value-type="float" office:value="39393754.8641982">
            <text:p>39393754.8641982</text:p>
          </table:table-cell>
          <table:table-cell table:formula="of:=(+[.D11]-[.E$37])*(+[.D11]-[.E$37])" office:value-type="float" office:value="29957377.7777782">
            <text:p>29957377.777778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(+[.A12]-[.B$37])*(+[.A12]-[.B$37])" office:value-type="float" office:value="11166759446.1233">
            <text:p>11166759446.1233</text:p>
          </table:table-cell>
          <table:table-cell table:formula="of:=(+[.B12]-[.C$37])*(+[.B12]-[.C$37])" office:value-type="float" office:value="4520992927660.45">
            <text:p>4520992927660.45</text:p>
          </table:table-cell>
          <table:table-cell table:formula="of:=(+[.C12]-[.D$37])*(+[.C12]-[.D$37])" office:value-type="float" office:value="340017209.086418">
            <text:p>340017209.086418</text:p>
          </table:table-cell>
          <table:table-cell table:formula="of:=(+[.D12]-[.E$37])*(+[.D12]-[.E$37])" office:value-type="float" office:value="30308695.1111115">
            <text:p>30308695.1111115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(+[.A13]-[.B$37])*(+[.A13]-[.B$37])" office:value-type="float" office:value="83733324992.7906">
            <text:p>83733324992.7906</text:p>
          </table:table-cell>
          <table:table-cell table:formula="of:=(+[.B13]-[.C$37])*(+[.B13]-[.C$37])" office:value-type="float" office:value="3530049766087.11">
            <text:p>3530049766087.11</text:p>
          </table:table-cell>
          <table:table-cell table:formula="of:=(+[.C13]-[.D$37])*(+[.C13]-[.D$37])" office:value-type="float" office:value="59852572.6419761">
            <text:p>59852572.6419761</text:p>
          </table:table-cell>
          <table:table-cell table:formula="of:=(+[.D13]-[.E$37])*(+[.D13]-[.E$37])" office:value-type="float" office:value="29434241.7777782">
            <text:p>29434241.777778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(+[.A14]-[.B$37])*(+[.A14]-[.B$37])" office:value-type="float" office:value="94145330745.6795">
            <text:p>94145330745.6795</text:p>
          </table:table-cell>
          <table:table-cell table:formula="of:=(+[.B14]-[.C$37])*(+[.B14]-[.C$37])" office:value-type="float" office:value="1182928865708.44">
            <text:p>1182928865708.44</text:p>
          </table:table-cell>
          <table:table-cell table:formula="of:=(+[.C14]-[.D$37])*(+[.C14]-[.D$37])" office:value-type="float" office:value="116716812.641974">
            <text:p>116716812.641974</text:p>
          </table:table-cell>
          <table:table-cell table:formula="of:=(+[.D14]-[.E$37])*(+[.D14]-[.E$37])" office:value-type="float" office:value="30396844.4444449">
            <text:p>30396844.44444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5-07T11:46:08.657309968</meta:creation-date>
    <dc:date>2014-12-09T08:42:16</dc:date>
    <dc:creator>seba </dc:creator>
    <meta:editing-duration>PT3H22M56S</meta:editing-duration>
    <meta:editing-cycles>21</meta:editing-cycles>
    <meta:generator>LibreOffice/3.5$Linux_X86_64 LibreOffice_project/350m1$Build-2</meta:generator>
    <meta:document-statistic meta:table-count="1" meta:cell-count="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842cm" svg:height="7.786cm" xlink:href=".." xlink:type="simple" chart:class="chart:bar" chart:style-name="ch1">
        <chart:title svg:x="5.938cm" svg:y="0.291cm" chart:style-name="ch2">
          <text:p>BANDAS</text:p>
        </chart:title>
        <chart:subtitle svg:x="3.054cm" svg:y="1.225cm" chart:style-name="ch3">
          <text:p>Comparacion con o sin saltos condicionales</text:p>
        </chart:subtitle>
        <chart:legend chart:legend-position="bottom" svg:x="1.545cm" svg:y="7.003cm" style:legend-expansion="wide" chart:style-name="ch4"/>
        <chart:plot-area chart:style-name="ch5" table:cell-range-address="'C vs. ASM'.B36:'C vs. ASM'.E37" chart:data-source-has-labels="row" svg:x="1.287cm" svg:y="2.218cm" svg:width="12.003cm" svg:height="4.21cm">
          <chartooo:coordinate-region svg:x="3.337cm" svg:y="2.417cm" svg:width="9.953cm" svg:height="3.812cm"/>
          <chart:axis chart:dimension="x" chart:name="primary-x" chart:style-name="ch6"/>
          <chart:axis chart:dimension="y" chart:name="primary-y" chart:style-name="ch7">
            <chart:title svg:x="0.451cm" svg:y="5.584cm" chart:style-name="ch8">
              <text:p>[Ciclos de Clock]</text:p>
            </chart:title>
            <chart:grid chart:style-name="ch9" chart:class="major"/>
          </chart:axis>
          <chart:series chart:style-name="ch10" chart:values-cell-range-address="'C vs. ASM'.B37:'C vs. ASM'.B37" chart:label-cell-address="'C vs. ASM'.B36:'C vs. ASM'.B36" chart:class="chart:bar">
            <chart:data-point/>
          </chart:series>
          <chart:series chart:style-name="ch11" chart:values-cell-range-address="'C vs. ASM'.C37:'C vs. ASM'.C37" chart:label-cell-address="'C vs. ASM'.C36:'C vs. ASM'.C36" chart:class="chart:bar">
            <chart:data-point/>
          </chart:series>
          <chart:series chart:style-name="ch12" chart:values-cell-range-address="'C vs. ASM'.D37:'C vs. ASM'.D37" chart:label-cell-address="'C vs. ASM'.D36:'C vs. ASM'.D36" chart:class="chart:bar">
            <chart:data-point/>
          </chart:series>
          <chart:series chart:style-name="ch13" chart:values-cell-range-address="'C vs. ASM'.E37:'C vs. ASM'.E37" chart:label-cell-address="'C vs. ASM'.E36:'C vs. ASM'.E3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 O0</text:p>
                <draw:g>
                  <svg:desc>'C vs. ASM'.B36:'C vs. ASM'.B36</svg:desc>
                </draw:g>
              </table:table-cell>
              <table:table-cell office:value-type="string">
                <text:p>Con saltos O1</text:p>
                <draw:g>
                  <svg:desc>'C vs. ASM'.C36:'C vs. ASM'.C36</svg:desc>
                </draw:g>
              </table:table-cell>
              <table:table-cell office:value-type="string">
                <text:p>Sin saltos O0</text:p>
                <draw:g>
                  <svg:desc>'C vs. ASM'.D36:'C vs. ASM'.D36</svg:desc>
                </draw:g>
              </table:table-cell>
              <table:table-cell office:value-type="string">
                <text:p>Sin saltos O1</text:p>
                <draw:g>
                  <svg:desc>'C vs. ASM'.E36:'C vs. ASM'.E3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320484.88888889">
                <text:p>9320484.88888889</text:p>
                <draw:g>
                  <svg:desc>'C vs. ASM'.B37:'C vs. ASM'.B37</svg:desc>
                </draw:g>
              </table:table-cell>
              <table:table-cell office:value-type="float" office:value="6184030.66666667">
                <text:p>6184030.66666667</text:p>
                <draw:g>
                  <svg:desc>'C vs. ASM'.C37:'C vs. ASM'.C37</svg:desc>
                </draw:g>
              </table:table-cell>
              <table:table-cell office:value-type="float" office:value="2942844.44444444">
                <text:p>2942844.44444444</text:p>
                <draw:g>
                  <svg:desc>'C vs. ASM'.D37:'C vs. ASM'.D37</svg:desc>
                </draw:g>
              </table:table-cell>
              <table:table-cell office:value-type="float" office:value="910533.333333333">
                <text:p>910533.333333333</text:p>
                <draw:g>
                  <svg:desc>'C vs. ASM'.E37:'C vs. ASM'.E3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